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IDFont+F1" svg:font-family="CIDFont+F1" style:font-pitch="variable"/>
    <style:font-face style:name="CIDFont+F11" svg:font-family="CIDFont+F1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family-generic="system" style:font-pitch="variable"/>
    <style:font-face style:name="ＭＳ ゴシック" svg:font-family="'ＭＳ ゴシック'" style:font-adornments="標準" style:font-family-generic="modern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1cm" svg:stroke-color="#ff0000" draw:stroke-linejoin="round" svg:stroke-linecap="round" draw:fill="none" fo:padding-top="0.05cm" fo:padding-bottom="0.05cm" fo:padding-left="0.05cm" fo:padding-right="0.05cm"/>
    </style:style>
    <style:style style:name="gr2" style:family="graphic" style:parent-style-name="standard">
      <style:graphic-properties draw:stroke="solid" svg:stroke-width="0.029cm" svg:stroke-color="#0000ff" draw:stroke-linejoin="round" svg:stroke-linecap="round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9cm" fo:min-width="0.49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97cm" fo:min-width="0.69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0.51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svg:stroke-color="#1dd4ff" draw:fill-color="#3cf3ac" draw:textarea-horizontal-align="justify" draw:textarea-vertical-align="middle" draw:auto-grow-height="false" fo:min-height="2.316cm" fo:min-width="5.094cm" fo:wrap-option="wrap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9.7999992370605pt" style:font-size-asian="19.7999992370605pt" style:font-size-complex="19.7999992370605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4.6999998092651pt" style:font-size-asian="14.6999998092651pt" style:font-size-complex="14.6999998092651pt"/>
    </style:style>
    <style:style style:name="P7" style:family="paragraph">
      <style:paragraph-properties fo:line-height="115%" fo:text-align="center"/>
    </style:style>
    <style:style style:name="P8" style:family="paragraph">
      <style:paragraph-properties fo:line-height="115%" fo:text-align="start"/>
    </style:style>
    <style:style style:name="P9" style:family="paragraph">
      <loext:graphic-properties draw:fill-color="#3cf3ac"/>
      <style:paragraph-properties fo:line-height="115%" fo:text-align="center"/>
      <style:text-properties fo:font-size="14pt" style:font-size-asian="14pt" style:font-size-complex="14pt"/>
    </style:style>
    <style:style style:name="T1" style:family="text">
      <style:text-properties fo:color="#ffffff" loext:opacity="100%" fo:font-size="14.1000003814697pt" fo:font-weight="normal" style:font-size-asian="14.1000003814697pt" style:font-weight-asian="normal" style:font-name-complex="CIDFont+F11" style:font-size-complex="14.1000003814697pt" style:font-weight-complex="normal"/>
    </style:style>
    <style:style style:name="T2" style:family="text">
      <style:text-properties fo:color="#ff0000" loext:opacity="100%" fo:font-size="14.1000003814697pt" fo:font-weight="normal" style:font-size-asian="14.1000003814697pt" style:font-weight-asian="normal" style:font-name-complex="CIDFont+F11" style:font-size-complex="14.1000003814697pt" style:font-weight-complex="normal"/>
    </style:style>
    <style:style style:name="T3" style:family="text">
      <style:text-properties fo:color="#ffffff" loext:opacity="100%" fo:font-size="19.7999992370605pt" fo:font-weight="normal" style:font-size-asian="19.7999992370605pt" style:font-weight-asian="normal" style:font-name-complex="CIDFont+F11" style:font-size-complex="19.7999992370605pt" style:font-weight-complex="normal"/>
    </style:style>
    <style:style style:name="T4" style:family="text">
      <style:text-properties fo:color="#000000" loext:opacity="100%" fo:font-size="19.7999992370605pt" fo:font-weight="normal" style:font-size-asian="19.7999992370605pt" style:font-weight-asian="normal" style:font-name-complex="CIDFont+F11" style:font-size-complex="19.7999992370605pt" style:font-weight-complex="normal"/>
    </style:style>
    <style:style style:name="T5" style:family="text">
      <style:text-properties fo:color="#ffffff" loext:opacity="100%" fo:font-size="16pt" fo:font-weight="normal" style:font-size-asian="16pt" style:font-weight-asian="normal" style:font-name-complex="CIDFont+F11" style:font-size-complex="16pt" style:font-weight-complex="normal"/>
    </style:style>
    <style:style style:name="T6" style:family="text">
      <style:text-properties fo:color="#000000" loext:opacity="100%" fo:font-size="16pt" fo:font-weight="normal" style:font-size-asian="16pt" style:font-weight-asian="normal" style:font-name-complex="CIDFont+F11" style:font-size-complex="16pt" style:font-weight-complex="normal"/>
    </style:style>
    <style:style style:name="T7" style:family="text">
      <style:text-properties fo:color="#ffffff" loext:opacity="100%" fo:font-size="14.6999998092651pt" fo:font-weight="normal" style:font-size-asian="14.6999998092651pt" style:font-weight-asian="normal" style:font-name-complex="CIDFont+F11" style:font-size-complex="14.6999998092651pt" style:font-weight-complex="normal"/>
    </style:style>
    <style:style style:name="T8" style:family="text">
      <style:text-properties fo:color="#0000ff" loext:opacity="100%" fo:font-size="14.6999998092651pt" fo:font-weight="normal" style:font-size-asian="14.6999998092651pt" style:font-weight-asian="normal" style:font-name-complex="CIDFont+F11" style:font-size-complex="14.6999998092651pt" style:font-weight-complex="normal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ＭＳ ゴシック" fo:font-size="14pt" style:font-name-asian="ＭＳ ゴシック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5.998cm" svg:y1="16.823cm" svg:x2="8cm" svg:y2="16.823cm">
          <text:p/>
        </draw:line>
        <draw:line draw:style-name="gr1" draw:text-style-name="P1" draw:layer="layout" svg:x1="8cm" svg:y1="16.823cm" svg:x2="9cm" svg:y2="16.823cm">
          <text:p/>
        </draw:line>
        <draw:line draw:style-name="gr1" draw:text-style-name="P1" draw:layer="layout" svg:x1="9cm" svg:y1="16.823cm" svg:x2="9cm" svg:y2="13.83cm">
          <text:p/>
        </draw:line>
        <draw:line draw:style-name="gr1" draw:text-style-name="P1" draw:layer="layout" svg:x1="9cm" svg:y1="13.83cm" svg:x2="9.999cm" svg:y2="13.83cm">
          <text:p/>
        </draw:line>
        <draw:line draw:style-name="gr1" draw:text-style-name="P1" draw:layer="layout" svg:x1="9.999cm" svg:y1="16.823cm" svg:x2="9.999cm" svg:y2="13.83cm">
          <text:p/>
        </draw:line>
        <draw:line draw:style-name="gr1" draw:text-style-name="P1" draw:layer="layout" svg:x1="9.999cm" svg:y1="16.823cm" svg:x2="12.996cm" svg:y2="16.823cm">
          <text:p/>
        </draw:line>
        <draw:line draw:style-name="gr1" draw:text-style-name="P1" draw:layer="layout" svg:x1="12.996cm" svg:y1="16.823cm" svg:x2="12.996cm" svg:y2="13.83cm">
          <text:p/>
        </draw:line>
        <draw:line draw:style-name="gr1" draw:text-style-name="P1" draw:layer="layout" svg:x1="12.996cm" svg:y1="13.83cm" svg:x2="13.995cm" svg:y2="13.83cm">
          <text:p/>
        </draw:line>
        <draw:line draw:style-name="gr1" draw:text-style-name="P1" draw:layer="layout" svg:x1="13.995cm" svg:y1="16.823cm" svg:x2="13.995cm" svg:y2="13.83cm">
          <text:p/>
        </draw:line>
        <draw:line draw:style-name="gr1" draw:text-style-name="P1" draw:layer="layout" svg:x1="13.995cm" svg:y1="16.823cm" svg:x2="16.996cm" svg:y2="16.823cm">
          <text:p/>
        </draw:line>
        <draw:line draw:style-name="gr1" draw:text-style-name="P1" draw:layer="layout" svg:x1="16.996cm" svg:y1="16.823cm" svg:x2="16.996cm" svg:y2="13.83cm">
          <text:p/>
        </draw:line>
        <draw:line draw:style-name="gr1" draw:text-style-name="P1" draw:layer="layout" svg:x1="16.996cm" svg:y1="13.83cm" svg:x2="17.995cm" svg:y2="13.83cm">
          <text:p/>
        </draw:line>
        <draw:line draw:style-name="gr2" draw:text-style-name="P1" draw:layer="layout" svg:x1="9cm" svg:y1="13.136cm" svg:x2="9.999cm" svg:y2="13.136cm">
          <text:p/>
        </draw:line>
        <draw:line draw:style-name="gr2" draw:text-style-name="P1" draw:layer="layout" svg:x1="9cm" svg:y1="13.137cm" svg:x2="9.195cm" svg:y2="13.08cm">
          <text:p/>
        </draw:line>
        <draw:line draw:style-name="gr2" draw:text-style-name="P1" draw:layer="layout" svg:x1="9cm" svg:y1="13.136cm" svg:x2="9.195cm" svg:y2="13.187cm">
          <text:p/>
        </draw:line>
        <draw:line draw:style-name="gr2" draw:text-style-name="P1" draw:layer="layout" svg:x1="10cm" svg:y1="13.136cm" svg:x2="9.808cm" svg:y2="13.187cm">
          <text:p/>
        </draw:line>
        <draw:line draw:style-name="gr2" draw:text-style-name="P1" draw:layer="layout" svg:x1="10cm" svg:y1="13.137cm" svg:x2="9.808cm" svg:y2="13.08cm">
          <text:p/>
        </draw:line>
        <draw:line draw:style-name="gr2" draw:text-style-name="P1" draw:layer="layout" svg:x1="9.999cm" svg:y1="13.804cm" svg:x2="9.999cm" svg:y2="13.085cm">
          <text:p/>
        </draw:line>
        <draw:line draw:style-name="gr2" draw:text-style-name="P1" draw:layer="layout" svg:x1="9cm" svg:y1="13.804cm" svg:x2="9cm" svg:y2="13.085cm">
          <text:p/>
        </draw:line>
        <draw:line draw:style-name="gr3" draw:text-style-name="P1" draw:layer="layout" svg:x1="5.998cm" svg:y1="18.825cm" svg:x2="5.998cm" svg:y2="11.827cm">
          <text:p/>
        </draw:line>
        <draw:line draw:style-name="gr3" draw:text-style-name="P1" draw:layer="layout" svg:x1="4.991cm" svg:y1="17.847cm" svg:x2="18.275cm" svg:y2="17.847cm">
          <text:p/>
        </draw:line>
        <draw:line draw:style-name="gr3" draw:text-style-name="P1" draw:layer="layout" svg:x1="18.276cm" svg:y1="17.847cm" svg:x2="17.983cm" svg:y2="17.929cm">
          <text:p/>
        </draw:line>
        <draw:line draw:style-name="gr3" draw:text-style-name="P1" draw:layer="layout" svg:x1="17.983cm" svg:y1="17.928cm" svg:x2="17.983cm" svg:y2="17.771cm">
          <text:p/>
        </draw:line>
        <draw:line draw:style-name="gr3" draw:text-style-name="P1" draw:layer="layout" svg:x1="17.983cm" svg:y1="17.771cm" svg:x2="18.276cm" svg:y2="17.848cm">
          <text:p/>
        </draw:line>
        <draw:line draw:style-name="gr4" draw:text-style-name="P1" draw:layer="layout" svg:x1="9cm" svg:y1="17.521cm" svg:x2="9cm" svg:y2="16.848cm">
          <text:p/>
        </draw:line>
        <draw:line draw:style-name="gr4" draw:text-style-name="P1" draw:layer="layout" svg:x1="9cm" svg:y1="17.47cm" svg:x2="12.996cm" svg:y2="17.47cm">
          <text:p/>
        </draw:line>
        <draw:line draw:style-name="gr4" draw:text-style-name="P1" draw:layer="layout" svg:x1="9cm" svg:y1="17.471cm" svg:x2="9.195cm" svg:y2="17.42cm">
          <text:p/>
        </draw:line>
        <draw:line draw:style-name="gr4" draw:text-style-name="P1" draw:layer="layout" svg:x1="9cm" svg:y1="17.47cm" svg:x2="9.195cm" svg:y2="17.527cm">
          <text:p/>
        </draw:line>
        <draw:line draw:style-name="gr4" draw:text-style-name="P1" draw:layer="layout" svg:x1="12.997cm" svg:y1="17.47cm" svg:x2="12.801cm" svg:y2="17.527cm">
          <text:p/>
        </draw:line>
        <draw:line draw:style-name="gr4" draw:text-style-name="P1" draw:layer="layout" svg:x1="12.997cm" svg:y1="17.471cm" svg:x2="12.801cm" svg:y2="17.42cm">
          <text:p/>
        </draw:line>
        <draw:line draw:style-name="gr4" draw:text-style-name="P1" draw:layer="layout" svg:x1="12.996cm" svg:y1="17.521cm" svg:x2="12.996cm" svg:y2="16.848cm">
          <text:p/>
        </draw:line>
        <draw:line draw:style-name="gr3" draw:text-style-name="P1" draw:layer="layout" svg:x1="5.998cm" svg:y1="11.827cm" svg:x2="6.08cm" svg:y2="12.121cm">
          <text:p/>
        </draw:line>
        <draw:line draw:style-name="gr3" draw:text-style-name="P1" draw:layer="layout" svg:x1="5.922cm" svg:y1="12.12cm" svg:x2="6.079cm" svg:y2="12.12cm">
          <text:p/>
        </draw:line>
        <draw:line draw:style-name="gr3" draw:text-style-name="P1" draw:layer="layout" svg:x1="5.922cm" svg:y1="12.121cm" svg:x2="5.999cm" svg:y2="11.827cm">
          <text:p/>
        </draw:line>
        <draw:line draw:style-name="gr4" draw:text-style-name="P1" draw:layer="layout" svg:x1="5.571cm" svg:y1="13.83cm" svg:x2="5.6cm" svg:y2="13.83cm">
          <text:p/>
        </draw:line>
        <draw:line draw:style-name="gr4" draw:text-style-name="P1" draw:layer="layout" svg:x1="5.659cm" svg:y1="13.83cm" svg:x2="5.719cm" svg:y2="13.83cm">
          <text:p/>
        </draw:line>
        <draw:line draw:style-name="gr4" draw:text-style-name="P1" draw:layer="layout" svg:x1="5.778cm" svg:y1="13.83cm" svg:x2="5.837cm" svg:y2="13.83cm">
          <text:p/>
        </draw:line>
        <draw:line draw:style-name="gr4" draw:text-style-name="P1" draw:layer="layout" svg:x1="5.897cm" svg:y1="13.83cm" svg:x2="5.956cm" svg:y2="13.83cm">
          <text:p/>
        </draw:line>
        <draw:line draw:style-name="gr4" draw:text-style-name="P1" draw:layer="layout" svg:x1="6.015cm" svg:y1="13.83cm" svg:x2="6.074cm" svg:y2="13.83cm">
          <text:p/>
        </draw:line>
        <draw:line draw:style-name="gr4" draw:text-style-name="P1" draw:layer="layout" svg:x1="6.138cm" svg:y1="13.83cm" svg:x2="6.197cm" svg:y2="13.83cm">
          <text:p/>
        </draw:line>
        <draw:line draw:style-name="gr4" draw:text-style-name="P1" draw:layer="layout" svg:x1="6.256cm" svg:y1="13.83cm" svg:x2="6.316cm" svg:y2="13.83cm">
          <text:p/>
        </draw:line>
        <draw:line draw:style-name="gr4" draw:text-style-name="P1" draw:layer="layout" svg:x1="6.375cm" svg:y1="13.83cm" svg:x2="6.434cm" svg:y2="13.83cm">
          <text:p/>
        </draw:line>
        <draw:line draw:style-name="gr4" draw:text-style-name="P1" draw:layer="layout" svg:x1="6.493cm" svg:y1="13.83cm" svg:x2="6.553cm" svg:y2="13.83cm">
          <text:p/>
        </draw:line>
        <draw:line draw:style-name="gr4" draw:text-style-name="P1" draw:layer="layout" svg:x1="6.612cm" svg:y1="13.83cm" svg:x2="6.675cm" svg:y2="13.83cm">
          <text:p/>
        </draw:line>
        <draw:line draw:style-name="gr4" draw:text-style-name="P1" draw:layer="layout" svg:x1="6.735cm" svg:y1="13.83cm" svg:x2="6.794cm" svg:y2="13.83cm">
          <text:p/>
        </draw:line>
        <draw:line draw:style-name="gr4" draw:text-style-name="P1" draw:layer="layout" svg:x1="6.853cm" svg:y1="13.83cm" svg:x2="6.913cm" svg:y2="13.83cm">
          <text:p/>
        </draw:line>
        <draw:line draw:style-name="gr4" draw:text-style-name="P1" draw:layer="layout" svg:x1="6.972cm" svg:y1="13.83cm" svg:x2="7.031cm" svg:y2="13.83cm">
          <text:p/>
        </draw:line>
        <draw:line draw:style-name="gr4" draw:text-style-name="P1" draw:layer="layout" svg:x1="7.09cm" svg:y1="13.83cm" svg:x2="7.15cm" svg:y2="13.83cm">
          <text:p/>
        </draw:line>
        <draw:line draw:style-name="gr4" draw:text-style-name="P1" draw:layer="layout" svg:x1="7.213cm" svg:y1="13.83cm" svg:x2="7.272cm" svg:y2="13.83cm">
          <text:p/>
        </draw:line>
        <draw:line draw:style-name="gr4" draw:text-style-name="P1" draw:layer="layout" svg:x1="7.332cm" svg:y1="13.83cm" svg:x2="7.391cm" svg:y2="13.83cm">
          <text:p/>
        </draw:line>
        <draw:line draw:style-name="gr4" draw:text-style-name="P1" draw:layer="layout" svg:x1="7.45cm" svg:y1="13.83cm" svg:x2="7.509cm" svg:y2="13.83cm">
          <text:p/>
        </draw:line>
        <draw:line draw:style-name="gr4" draw:text-style-name="P1" draw:layer="layout" svg:x1="7.569cm" svg:y1="13.83cm" svg:x2="7.628cm" svg:y2="13.83cm">
          <text:p/>
        </draw:line>
        <draw:line draw:style-name="gr4" draw:text-style-name="P1" draw:layer="layout" svg:x1="7.687cm" svg:y1="13.83cm" svg:x2="7.751cm" svg:y2="13.83cm">
          <text:p/>
        </draw:line>
        <draw:line draw:style-name="gr4" draw:text-style-name="P1" draw:layer="layout" svg:x1="7.81cm" svg:y1="13.83cm" svg:x2="7.869cm" svg:y2="13.83cm">
          <text:p/>
        </draw:line>
        <draw:line draw:style-name="gr4" draw:text-style-name="P1" draw:layer="layout" svg:x1="7.929cm" svg:y1="13.83cm" svg:x2="7.988cm" svg:y2="13.83cm">
          <text:p/>
        </draw:line>
        <draw:line draw:style-name="gr4" draw:text-style-name="P1" draw:layer="layout" svg:x1="8.047cm" svg:y1="13.83cm" svg:x2="8.106cm" svg:y2="13.83cm">
          <text:p/>
        </draw:line>
        <draw:line draw:style-name="gr4" draw:text-style-name="P1" draw:layer="layout" svg:x1="8.166cm" svg:y1="13.83cm" svg:x2="8.225cm" svg:y2="13.83cm">
          <text:p/>
        </draw:line>
        <draw:line draw:style-name="gr4" draw:text-style-name="P1" draw:layer="layout" svg:x1="8.288cm" svg:y1="13.83cm" svg:x2="8.348cm" svg:y2="13.83cm">
          <text:p/>
        </draw:line>
        <draw:line draw:style-name="gr4" draw:text-style-name="P1" draw:layer="layout" svg:x1="8.407cm" svg:y1="13.83cm" svg:x2="8.466cm" svg:y2="13.83cm">
          <text:p/>
        </draw:line>
        <draw:line draw:style-name="gr4" draw:text-style-name="P1" draw:layer="layout" svg:x1="8.525cm" svg:y1="13.83cm" svg:x2="8.585cm" svg:y2="13.83cm">
          <text:p/>
        </draw:line>
        <draw:line draw:style-name="gr4" draw:text-style-name="P1" draw:layer="layout" svg:x1="8.644cm" svg:y1="13.83cm" svg:x2="8.703cm" svg:y2="13.83cm">
          <text:p/>
        </draw:line>
        <draw:line draw:style-name="gr4" draw:text-style-name="P1" draw:layer="layout" svg:x1="8.763cm" svg:y1="13.83cm" svg:x2="8.826cm" svg:y2="13.83cm">
          <text:p/>
        </draw:line>
        <draw:line draw:style-name="gr4" draw:text-style-name="P1" draw:layer="layout" svg:x1="8.885cm" svg:y1="13.83cm" svg:x2="8.945cm" svg:y2="13.83cm">
          <text:p/>
        </draw:line>
        <draw:line draw:style-name="gr4" draw:text-style-name="P1" draw:layer="layout" svg:x1="9.004cm" svg:y1="13.83cm" svg:x2="9.063cm" svg:y2="13.83cm">
          <text:p/>
        </draw:line>
        <draw:line draw:style-name="gr4" draw:text-style-name="P1" draw:layer="layout" svg:x1="9.122cm" svg:y1="13.83cm" svg:x2="9.182cm" svg:y2="13.83cm">
          <text:p/>
        </draw:line>
        <draw:line draw:style-name="gr4" draw:text-style-name="P1" draw:layer="layout" svg:x1="9.241cm" svg:y1="13.83cm" svg:x2="9.3cm" svg:y2="13.83cm">
          <text:p/>
        </draw:line>
        <draw:line draw:style-name="gr4" draw:text-style-name="P1" draw:layer="layout" svg:x1="9.364cm" svg:y1="13.83cm" svg:x2="9.423cm" svg:y2="13.83cm">
          <text:p/>
        </draw:line>
        <draw:line draw:style-name="gr4" draw:text-style-name="P1" draw:layer="layout" svg:x1="9.482cm" svg:y1="13.83cm" svg:x2="9.541cm" svg:y2="13.83cm">
          <text:p/>
        </draw:line>
        <draw:line draw:style-name="gr4" draw:text-style-name="P1" draw:layer="layout" svg:x1="9.601cm" svg:y1="13.83cm" svg:x2="9.66cm" svg:y2="13.83cm">
          <text:p/>
        </draw:line>
        <draw:line draw:style-name="gr4" draw:text-style-name="P1" draw:layer="layout" svg:x1="9.719cm" svg:y1="13.83cm" svg:x2="9.779cm" svg:y2="13.83cm">
          <text:p/>
        </draw:line>
        <draw:line draw:style-name="gr4" draw:text-style-name="P1" draw:layer="layout" svg:x1="9.838cm" svg:y1="13.83cm" svg:x2="9.901cm" svg:y2="13.83cm">
          <text:p/>
        </draw:line>
        <draw:line draw:style-name="gr4" draw:text-style-name="P1" draw:layer="layout" svg:x1="9.961cm" svg:y1="13.83cm" svg:x2="10.02cm" svg:y2="13.83cm">
          <text:p/>
        </draw:line>
        <draw:line draw:style-name="gr4" draw:text-style-name="P1" draw:layer="layout" svg:x1="10.079cm" svg:y1="13.83cm" svg:x2="10.138cm" svg:y2="13.83cm">
          <text:p/>
        </draw:line>
        <draw:line draw:style-name="gr4" draw:text-style-name="P1" draw:layer="layout" svg:x1="10.198cm" svg:y1="13.83cm" svg:x2="10.257cm" svg:y2="13.83cm">
          <text:p/>
        </draw:line>
        <draw:line draw:style-name="gr4" draw:text-style-name="P1" draw:layer="layout" svg:x1="10.316cm" svg:y1="13.83cm" svg:x2="10.375cm" svg:y2="13.83cm">
          <text:p/>
        </draw:line>
        <draw:line draw:style-name="gr4" draw:text-style-name="P1" draw:layer="layout" svg:x1="10.439cm" svg:y1="13.83cm" svg:x2="10.498cm" svg:y2="13.83cm">
          <text:p/>
        </draw:line>
        <draw:line draw:style-name="gr4" draw:text-style-name="P1" draw:layer="layout" svg:x1="10.557cm" svg:y1="13.83cm" svg:x2="10.617cm" svg:y2="13.83cm">
          <text:p/>
        </draw:line>
        <draw:line draw:style-name="gr4" draw:text-style-name="P1" draw:layer="layout" svg:x1="10.676cm" svg:y1="13.83cm" svg:x2="10.735cm" svg:y2="13.83cm">
          <text:p/>
        </draw:line>
        <draw:line draw:style-name="gr4" draw:text-style-name="P1" draw:layer="layout" svg:x1="10.795cm" svg:y1="13.83cm" svg:x2="10.854cm" svg:y2="13.83cm">
          <text:p/>
        </draw:line>
        <draw:line draw:style-name="gr4" draw:text-style-name="P1" draw:layer="layout" svg:x1="10.913cm" svg:y1="13.83cm" svg:x2="10.977cm" svg:y2="13.83cm">
          <text:p/>
        </draw:line>
        <draw:line draw:style-name="gr4" draw:text-style-name="P1" draw:layer="layout" svg:x1="11.036cm" svg:y1="13.83cm" svg:x2="11.095cm" svg:y2="13.83cm">
          <text:p/>
        </draw:line>
        <draw:line draw:style-name="gr4" draw:text-style-name="P1" draw:layer="layout" svg:x1="11.154cm" svg:y1="13.83cm" svg:x2="11.214cm" svg:y2="13.83cm">
          <text:p/>
        </draw:line>
        <draw:line draw:style-name="gr4" draw:text-style-name="P1" draw:layer="layout" svg:x1="11.273cm" svg:y1="13.83cm" svg:x2="11.332cm" svg:y2="13.83cm">
          <text:p/>
        </draw:line>
        <draw:line draw:style-name="gr4" draw:text-style-name="P1" draw:layer="layout" svg:x1="11.391cm" svg:y1="13.83cm" svg:x2="11.451cm" svg:y2="13.83cm">
          <text:p/>
        </draw:line>
        <draw:line draw:style-name="gr4" draw:text-style-name="P1" draw:layer="layout" svg:x1="11.514cm" svg:y1="13.83cm" svg:x2="11.573cm" svg:y2="13.83cm">
          <text:p/>
        </draw:line>
        <draw:line draw:style-name="gr4" draw:text-style-name="P1" draw:layer="layout" svg:x1="11.633cm" svg:y1="13.83cm" svg:x2="11.692cm" svg:y2="13.83cm">
          <text:p/>
        </draw:line>
        <draw:line draw:style-name="gr4" draw:text-style-name="P1" draw:layer="layout" svg:x1="11.751cm" svg:y1="13.83cm" svg:x2="11.81cm" svg:y2="13.83cm">
          <text:p/>
        </draw:line>
        <draw:line draw:style-name="gr4" draw:text-style-name="P1" draw:layer="layout" svg:x1="11.87cm" svg:y1="13.83cm" svg:x2="11.929cm" svg:y2="13.83cm">
          <text:p/>
        </draw:line>
        <draw:line draw:style-name="gr4" draw:text-style-name="P1" draw:layer="layout" svg:x1="11.988cm" svg:y1="13.83cm" svg:x2="12.048cm" svg:y2="13.83cm">
          <text:p/>
        </draw:line>
        <draw:line draw:style-name="gr4" draw:text-style-name="P1" draw:layer="layout" svg:x1="12.111cm" svg:y1="13.83cm" svg:x2="12.17cm" svg:y2="13.83cm">
          <text:p/>
        </draw:line>
        <draw:line draw:style-name="gr4" draw:text-style-name="P1" draw:layer="layout" svg:x1="12.23cm" svg:y1="13.83cm" svg:x2="12.289cm" svg:y2="13.83cm">
          <text:p/>
        </draw:line>
        <draw:line draw:style-name="gr4" draw:text-style-name="P1" draw:layer="layout" svg:x1="12.348cm" svg:y1="13.83cm" svg:x2="12.407cm" svg:y2="13.83cm">
          <text:p/>
        </draw:line>
        <draw:line draw:style-name="gr4" draw:text-style-name="P1" draw:layer="layout" svg:x1="12.467cm" svg:y1="13.83cm" svg:x2="12.526cm" svg:y2="13.83cm">
          <text:p/>
        </draw:line>
        <draw:line draw:style-name="gr4" draw:text-style-name="P1" draw:layer="layout" svg:x1="12.585cm" svg:y1="13.83cm" svg:x2="12.649cm" svg:y2="13.83cm">
          <text:p/>
        </draw:line>
        <draw:line draw:style-name="gr4" draw:text-style-name="P1" draw:layer="layout" svg:x1="12.708cm" svg:y1="13.83cm" svg:x2="12.767cm" svg:y2="13.83cm">
          <text:p/>
        </draw:line>
        <draw:line draw:style-name="gr4" draw:text-style-name="P1" draw:layer="layout" svg:x1="12.826cm" svg:y1="13.83cm" svg:x2="12.886cm" svg:y2="13.83cm">
          <text:p/>
        </draw:line>
        <draw:line draw:style-name="gr4" draw:text-style-name="P1" draw:layer="layout" svg:x1="12.945cm" svg:y1="13.83cm" svg:x2="13.004cm" svg:y2="13.83cm">
          <text:p/>
        </draw:line>
        <draw:line draw:style-name="gr4" draw:text-style-name="P1" draw:layer="layout" svg:x1="13.064cm" svg:y1="13.83cm" svg:x2="13.123cm" svg:y2="13.83cm">
          <text:p/>
        </draw:line>
        <draw:line draw:style-name="gr4" draw:text-style-name="P1" draw:layer="layout" svg:x1="13.186cm" svg:y1="13.83cm" svg:x2="13.246cm" svg:y2="13.83cm">
          <text:p/>
        </draw:line>
        <draw:line draw:style-name="gr4" draw:text-style-name="P1" draw:layer="layout" svg:x1="13.305cm" svg:y1="13.83cm" svg:x2="13.364cm" svg:y2="13.83cm">
          <text:p/>
        </draw:line>
        <draw:line draw:style-name="gr4" draw:text-style-name="P1" draw:layer="layout" svg:x1="13.423cm" svg:y1="13.83cm" svg:x2="13.483cm" svg:y2="13.83cm">
          <text:p/>
        </draw:line>
        <draw:line draw:style-name="gr4" draw:text-style-name="P1" draw:layer="layout" svg:x1="13.542cm" svg:y1="13.83cm" svg:x2="13.601cm" svg:y2="13.83cm">
          <text:p/>
        </draw:line>
        <draw:line draw:style-name="gr4" draw:text-style-name="P1" draw:layer="layout" svg:x1="13.66cm" svg:y1="13.83cm" svg:x2="13.724cm" svg:y2="13.83cm">
          <text:p/>
        </draw:line>
        <draw:line draw:style-name="gr4" draw:text-style-name="P1" draw:layer="layout" svg:x1="13.783cm" svg:y1="13.83cm" svg:x2="13.843cm" svg:y2="13.83cm">
          <text:p/>
        </draw:line>
        <draw:line draw:style-name="gr4" draw:text-style-name="P1" draw:layer="layout" svg:x1="13.902cm" svg:y1="13.83cm" svg:x2="13.961cm" svg:y2="13.83cm">
          <text:p/>
        </draw:line>
        <draw:line draw:style-name="gr4" draw:text-style-name="P1" draw:layer="layout" svg:x1="14.02cm" svg:y1="13.83cm" svg:x2="14.08cm" svg:y2="13.83cm">
          <text:p/>
        </draw:line>
        <draw:line draw:style-name="gr4" draw:text-style-name="P1" draw:layer="layout" svg:x1="14.139cm" svg:y1="13.83cm" svg:x2="14.198cm" svg:y2="13.83cm">
          <text:p/>
        </draw:line>
        <draw:line draw:style-name="gr4" draw:text-style-name="P1" draw:layer="layout" svg:x1="14.262cm" svg:y1="13.83cm" svg:x2="14.321cm" svg:y2="13.83cm">
          <text:p/>
        </draw:line>
        <draw:line draw:style-name="gr4" draw:text-style-name="P1" draw:layer="layout" svg:x1="14.38cm" svg:y1="13.83cm" svg:x2="14.439cm" svg:y2="13.83cm">
          <text:p/>
        </draw:line>
        <draw:line draw:style-name="gr4" draw:text-style-name="P1" draw:layer="layout" svg:x1="14.499cm" svg:y1="13.83cm" svg:x2="14.558cm" svg:y2="13.83cm">
          <text:p/>
        </draw:line>
        <draw:line draw:style-name="gr4" draw:text-style-name="P1" draw:layer="layout" svg:x1="14.617cm" svg:y1="13.83cm" svg:x2="14.676cm" svg:y2="13.83cm">
          <text:p/>
        </draw:line>
        <draw:line draw:style-name="gr4" draw:text-style-name="P1" draw:layer="layout" svg:x1="14.736cm" svg:y1="13.83cm" svg:x2="14.799cm" svg:y2="13.83cm">
          <text:p/>
        </draw:line>
        <draw:line draw:style-name="gr4" draw:text-style-name="P1" draw:layer="layout" svg:x1="14.858cm" svg:y1="13.83cm" svg:x2="14.918cm" svg:y2="13.83cm">
          <text:p/>
        </draw:line>
        <draw:line draw:style-name="gr4" draw:text-style-name="P1" draw:layer="layout" svg:x1="14.977cm" svg:y1="13.83cm" svg:x2="15.036cm" svg:y2="13.83cm">
          <text:p/>
        </draw:line>
        <draw:line draw:style-name="gr4" draw:text-style-name="P1" draw:layer="layout" svg:x1="15.096cm" svg:y1="13.83cm" svg:x2="15.155cm" svg:y2="13.83cm">
          <text:p/>
        </draw:line>
        <draw:line draw:style-name="gr4" draw:text-style-name="P1" draw:layer="layout" svg:x1="15.214cm" svg:y1="13.83cm" svg:x2="15.273cm" svg:y2="13.83cm">
          <text:p/>
        </draw:line>
        <draw:line draw:style-name="gr4" draw:text-style-name="P1" draw:layer="layout" svg:x1="15.337cm" svg:y1="13.83cm" svg:x2="15.396cm" svg:y2="13.83cm">
          <text:p/>
        </draw:line>
        <draw:line draw:style-name="gr4" draw:text-style-name="P1" draw:layer="layout" svg:x1="15.455cm" svg:y1="13.83cm" svg:x2="15.515cm" svg:y2="13.83cm">
          <text:p/>
        </draw:line>
        <draw:line draw:style-name="gr4" draw:text-style-name="P1" draw:layer="layout" svg:x1="15.574cm" svg:y1="13.83cm" svg:x2="15.633cm" svg:y2="13.83cm">
          <text:p/>
        </draw:line>
        <draw:line draw:style-name="gr4" draw:text-style-name="P1" draw:layer="layout" svg:x1="15.692cm" svg:y1="13.83cm" svg:x2="15.752cm" svg:y2="13.83cm">
          <text:p/>
        </draw:line>
        <draw:line draw:style-name="gr4" draw:text-style-name="P1" draw:layer="layout" svg:x1="15.811cm" svg:y1="13.83cm" svg:x2="15.875cm" svg:y2="13.83cm">
          <text:p/>
        </draw:line>
        <draw:line draw:style-name="gr4" draw:text-style-name="P1" draw:layer="layout" svg:x1="15.934cm" svg:y1="13.83cm" svg:x2="15.993cm" svg:y2="13.83cm">
          <text:p/>
        </draw:line>
        <draw:line draw:style-name="gr4" draw:text-style-name="P1" draw:layer="layout" svg:x1="16.052cm" svg:y1="13.83cm" svg:x2="16.112cm" svg:y2="13.83cm">
          <text:p/>
        </draw:line>
        <draw:line draw:style-name="gr4" draw:text-style-name="P1" draw:layer="layout" svg:x1="16.171cm" svg:y1="13.83cm" svg:x2="16.23cm" svg:y2="13.83cm">
          <text:p/>
        </draw:line>
        <draw:line draw:style-name="gr4" draw:text-style-name="P1" draw:layer="layout" svg:x1="16.289cm" svg:y1="13.83cm" svg:x2="16.349cm" svg:y2="13.83cm">
          <text:p/>
        </draw:line>
        <draw:line draw:style-name="gr4" draw:text-style-name="P1" draw:layer="layout" svg:x1="16.412cm" svg:y1="13.83cm" svg:x2="16.471cm" svg:y2="13.83cm">
          <text:p/>
        </draw:line>
        <draw:line draw:style-name="gr4" draw:text-style-name="P1" draw:layer="layout" svg:x1="16.531cm" svg:y1="13.83cm" svg:x2="16.59cm" svg:y2="13.83cm">
          <text:p/>
        </draw:line>
        <draw:line draw:style-name="gr4" draw:text-style-name="P1" draw:layer="layout" svg:x1="16.649cm" svg:y1="13.83cm" svg:x2="16.708cm" svg:y2="13.83cm">
          <text:p/>
        </draw:line>
        <draw:line draw:style-name="gr4" draw:text-style-name="P1" draw:layer="layout" svg:x1="16.768cm" svg:y1="13.83cm" svg:x2="16.827cm" svg:y2="13.83cm">
          <text:p/>
        </draw:line>
        <draw:line draw:style-name="gr4" draw:text-style-name="P1" draw:layer="layout" svg:x1="16.886cm" svg:y1="13.83cm" svg:x2="16.95cm" svg:y2="13.83cm">
          <text:p/>
        </draw:line>
        <draw:line draw:style-name="gr4" draw:text-style-name="P1" draw:layer="layout" svg:x1="17.009cm" svg:y1="13.83cm" svg:x2="17.068cm" svg:y2="13.83cm">
          <text:p/>
        </draw:line>
        <draw:line draw:style-name="gr4" draw:text-style-name="P1" draw:layer="layout" svg:x1="17.128cm" svg:y1="13.83cm" svg:x2="17.187cm" svg:y2="13.83cm">
          <text:p/>
        </draw:line>
        <draw:line draw:style-name="gr4" draw:text-style-name="P1" draw:layer="layout" svg:x1="17.246cm" svg:y1="13.83cm" svg:x2="17.305cm" svg:y2="13.83cm">
          <text:p/>
        </draw:line>
        <draw:line draw:style-name="gr4" draw:text-style-name="P1" draw:layer="layout" svg:x1="17.365cm" svg:y1="13.83cm" svg:x2="17.424cm" svg:y2="13.83cm">
          <text:p/>
        </draw:line>
        <draw:line draw:style-name="gr4" draw:text-style-name="P1" draw:layer="layout" svg:x1="17.487cm" svg:y1="13.83cm" svg:x2="17.547cm" svg:y2="13.83cm">
          <text:p/>
        </draw:line>
        <draw:line draw:style-name="gr4" draw:text-style-name="P1" draw:layer="layout" svg:x1="17.606cm" svg:y1="13.83cm" svg:x2="17.665cm" svg:y2="13.83cm">
          <text:p/>
        </draw:line>
        <draw:line draw:style-name="gr4" draw:text-style-name="P1" draw:layer="layout" svg:x1="17.724cm" svg:y1="13.83cm" svg:x2="17.784cm" svg:y2="13.83cm">
          <text:p/>
        </draw:line>
        <draw:line draw:style-name="gr4" draw:text-style-name="P1" draw:layer="layout" svg:x1="17.843cm" svg:y1="13.83cm" svg:x2="17.902cm" svg:y2="13.83cm">
          <text:p/>
        </draw:line>
        <draw:line draw:style-name="gr4" draw:text-style-name="P1" draw:layer="layout" svg:x1="17.962cm" svg:y1="13.83cm" svg:x2="17.995cm" svg:y2="13.83cm">
          <text:p/>
        </draw:line>
        <draw:polyline draw:style-name="gr4" draw:text-style-name="P1" draw:layer="layout" svg:width="0cm" svg:height="0cm" svg:x="17.995cm" svg:y="13.83cm" svg:viewBox="0 0 0 0" draw:points="0,0">
          <text:p/>
        </draw:polyline>
        <draw:line draw:style-name="gr4" draw:text-style-name="P1" draw:layer="layout" svg:x1="5.422cm" svg:y1="16.823cm" svg:x2="5.452cm" svg:y2="16.823cm">
          <text:p/>
        </draw:line>
        <draw:line draw:style-name="gr4" draw:text-style-name="P1" draw:layer="layout" svg:x1="5.511cm" svg:y1="16.823cm" svg:x2="5.571cm" svg:y2="16.823cm">
          <text:p/>
        </draw:line>
        <draw:line draw:style-name="gr4" draw:text-style-name="P1" draw:layer="layout" svg:x1="5.63cm" svg:y1="16.823cm" svg:x2="5.689cm" svg:y2="16.823cm">
          <text:p/>
        </draw:line>
        <draw:line draw:style-name="gr4" draw:text-style-name="P1" draw:layer="layout" svg:x1="5.748cm" svg:y1="16.823cm" svg:x2="5.808cm" svg:y2="16.823cm">
          <text:p/>
        </draw:line>
        <draw:line draw:style-name="gr4" draw:text-style-name="P1" draw:layer="layout" svg:x1="5.867cm" svg:y1="16.823cm" svg:x2="5.926cm" svg:y2="16.823cm">
          <text:p/>
        </draw:line>
        <draw:line draw:style-name="gr4" draw:text-style-name="P1" draw:layer="layout" svg:x1="5.985cm" svg:y1="16.823cm" svg:x2="6.045cm" svg:y2="16.823cm">
          <text:p/>
        </draw:line>
        <draw:line draw:style-name="gr4" draw:text-style-name="P1" draw:layer="layout" svg:x1="6.104cm" svg:y1="16.823cm" svg:x2="6.163cm" svg:y2="16.823cm">
          <text:p/>
        </draw:line>
        <draw:line draw:style-name="gr4" draw:text-style-name="P1" draw:layer="layout" svg:x1="6.222cm" svg:y1="16.823cm" svg:x2="6.282cm" svg:y2="16.823cm">
          <text:p/>
        </draw:line>
        <draw:line draw:style-name="gr4" draw:text-style-name="P1" draw:layer="layout" svg:x1="6.341cm" svg:y1="16.823cm" svg:x2="6.4cm" svg:y2="16.823cm">
          <text:p/>
        </draw:line>
        <draw:line draw:style-name="gr4" draw:text-style-name="P1" draw:layer="layout" svg:x1="6.46cm" svg:y1="16.823cm" svg:x2="6.519cm" svg:y2="16.823cm">
          <text:p/>
        </draw:line>
        <draw:line draw:style-name="gr4" draw:text-style-name="P1" draw:layer="layout" svg:x1="6.578cm" svg:y1="16.823cm" svg:x2="6.637cm" svg:y2="16.823cm">
          <text:p/>
        </draw:line>
        <draw:line draw:style-name="gr4" draw:text-style-name="P1" draw:layer="layout" svg:x1="6.697cm" svg:y1="16.823cm" svg:x2="6.756cm" svg:y2="16.823cm">
          <text:p/>
        </draw:line>
        <draw:line draw:style-name="gr4" draw:text-style-name="P1" draw:layer="layout" svg:x1="6.815cm" svg:y1="16.823cm" svg:x2="6.874cm" svg:y2="16.823cm">
          <text:p/>
        </draw:line>
        <draw:line draw:style-name="gr4" draw:text-style-name="P1" draw:layer="layout" svg:x1="6.934cm" svg:y1="16.823cm" svg:x2="6.993cm" svg:y2="16.823cm">
          <text:p/>
        </draw:line>
        <draw:line draw:style-name="gr4" draw:text-style-name="P1" draw:layer="layout" svg:x1="7.052cm" svg:y1="16.823cm" svg:x2="7.111cm" svg:y2="16.823cm">
          <text:p/>
        </draw:line>
        <draw:line draw:style-name="gr4" draw:text-style-name="P1" draw:layer="layout" svg:x1="7.171cm" svg:y1="16.823cm" svg:x2="7.23cm" svg:y2="16.823cm">
          <text:p/>
        </draw:line>
        <draw:line draw:style-name="gr4" draw:text-style-name="P1" draw:layer="layout" svg:x1="7.289cm" svg:y1="16.823cm" svg:x2="7.349cm" svg:y2="16.823cm">
          <text:p/>
        </draw:line>
        <draw:line draw:style-name="gr4" draw:text-style-name="P1" draw:layer="layout" svg:x1="7.408cm" svg:y1="16.823cm" svg:x2="7.467cm" svg:y2="16.823cm">
          <text:p/>
        </draw:line>
        <draw:line draw:style-name="gr4" draw:text-style-name="P1" draw:layer="layout" svg:x1="7.526cm" svg:y1="16.823cm" svg:x2="7.586cm" svg:y2="16.823cm">
          <text:p/>
        </draw:line>
        <draw:line draw:style-name="gr4" draw:text-style-name="P1" draw:layer="layout" svg:x1="7.645cm" svg:y1="16.823cm" svg:x2="7.704cm" svg:y2="16.823cm">
          <text:p/>
        </draw:line>
        <draw:line draw:style-name="gr4" draw:text-style-name="P1" draw:layer="layout" svg:x1="7.763cm" svg:y1="16.823cm" svg:x2="7.823cm" svg:y2="16.823cm">
          <text:p/>
        </draw:line>
        <draw:line draw:style-name="gr4" draw:text-style-name="P1" draw:layer="layout" svg:x1="7.882cm" svg:y1="16.823cm" svg:x2="7.941cm" svg:y2="16.823cm">
          <text:p/>
        </draw:line>
        <draw:line draw:style-name="gr4" draw:text-style-name="P1" draw:layer="layout" svg:x1="8cm" svg:y1="16.823cm" svg:x2="8.06cm" svg:y2="16.823cm">
          <text:p/>
        </draw:line>
        <draw:line draw:style-name="gr4" draw:text-style-name="P1" draw:layer="layout" svg:x1="8.119cm" svg:y1="16.823cm" svg:x2="8.178cm" svg:y2="16.823cm">
          <text:p/>
        </draw:line>
        <draw:line draw:style-name="gr4" draw:text-style-name="P1" draw:layer="layout" svg:x1="8.238cm" svg:y1="16.823cm" svg:x2="8.297cm" svg:y2="16.823cm">
          <text:p/>
        </draw:line>
        <draw:line draw:style-name="gr4" draw:text-style-name="P1" draw:layer="layout" svg:x1="8.356cm" svg:y1="16.823cm" svg:x2="8.415cm" svg:y2="16.823cm">
          <text:p/>
        </draw:line>
        <draw:line draw:style-name="gr4" draw:text-style-name="P1" draw:layer="layout" svg:x1="8.475cm" svg:y1="16.823cm" svg:x2="8.534cm" svg:y2="16.823cm">
          <text:p/>
        </draw:line>
        <draw:line draw:style-name="gr4" draw:text-style-name="P1" draw:layer="layout" svg:x1="8.593cm" svg:y1="16.823cm" svg:x2="8.652cm" svg:y2="16.823cm">
          <text:p/>
        </draw:line>
        <draw:line draw:style-name="gr4" draw:text-style-name="P1" draw:layer="layout" svg:x1="8.712cm" svg:y1="16.823cm" svg:x2="8.771cm" svg:y2="16.823cm">
          <text:p/>
        </draw:line>
        <draw:line draw:style-name="gr4" draw:text-style-name="P1" draw:layer="layout" svg:x1="8.83cm" svg:y1="16.823cm" svg:x2="8.89cm" svg:y2="16.823cm">
          <text:p/>
        </draw:line>
        <draw:line draw:style-name="gr4" draw:text-style-name="P1" draw:layer="layout" svg:x1="8.949cm" svg:y1="16.823cm" svg:x2="9.008cm" svg:y2="16.823cm">
          <text:p/>
        </draw:line>
        <draw:line draw:style-name="gr4" draw:text-style-name="P1" draw:layer="layout" svg:x1="9.067cm" svg:y1="16.823cm" svg:x2="9.127cm" svg:y2="16.823cm">
          <text:p/>
        </draw:line>
        <draw:line draw:style-name="gr4" draw:text-style-name="P1" draw:layer="layout" svg:x1="9.186cm" svg:y1="16.823cm" svg:x2="9.245cm" svg:y2="16.823cm">
          <text:p/>
        </draw:line>
        <draw:line draw:style-name="gr4" draw:text-style-name="P1" draw:layer="layout" svg:x1="9.304cm" svg:y1="16.823cm" svg:x2="9.364cm" svg:y2="16.823cm">
          <text:p/>
        </draw:line>
        <draw:line draw:style-name="gr4" draw:text-style-name="P1" draw:layer="layout" svg:x1="9.423cm" svg:y1="16.823cm" svg:x2="9.482cm" svg:y2="16.823cm">
          <text:p/>
        </draw:line>
        <draw:line draw:style-name="gr4" draw:text-style-name="P1" draw:layer="layout" svg:x1="9.541cm" svg:y1="16.823cm" svg:x2="9.601cm" svg:y2="16.823cm">
          <text:p/>
        </draw:line>
        <draw:line draw:style-name="gr4" draw:text-style-name="P1" draw:layer="layout" svg:x1="9.66cm" svg:y1="16.823cm" svg:x2="9.719cm" svg:y2="16.823cm">
          <text:p/>
        </draw:line>
        <draw:line draw:style-name="gr4" draw:text-style-name="P1" draw:layer="layout" svg:x1="9.779cm" svg:y1="16.823cm" svg:x2="9.838cm" svg:y2="16.823cm">
          <text:p/>
        </draw:line>
        <draw:line draw:style-name="gr4" draw:text-style-name="P1" draw:layer="layout" svg:x1="9.897cm" svg:y1="16.823cm" svg:x2="9.956cm" svg:y2="16.823cm">
          <text:p/>
        </draw:line>
        <draw:line draw:style-name="gr4" draw:text-style-name="P1" draw:layer="layout" svg:x1="10.016cm" svg:y1="16.823cm" svg:x2="10.075cm" svg:y2="16.823cm">
          <text:p/>
        </draw:line>
        <draw:line draw:style-name="gr4" draw:text-style-name="P1" draw:layer="layout" svg:x1="10.134cm" svg:y1="16.823cm" svg:x2="10.193cm" svg:y2="16.823cm">
          <text:p/>
        </draw:line>
        <draw:line draw:style-name="gr4" draw:text-style-name="P1" draw:layer="layout" svg:x1="10.253cm" svg:y1="16.823cm" svg:x2="10.312cm" svg:y2="16.823cm">
          <text:p/>
        </draw:line>
        <draw:line draw:style-name="gr4" draw:text-style-name="P1" draw:layer="layout" svg:x1="10.371cm" svg:y1="16.823cm" svg:x2="10.43cm" svg:y2="16.823cm">
          <text:p/>
        </draw:line>
        <draw:line draw:style-name="gr4" draw:text-style-name="P1" draw:layer="layout" svg:x1="10.49cm" svg:y1="16.823cm" svg:x2="10.549cm" svg:y2="16.823cm">
          <text:p/>
        </draw:line>
        <draw:line draw:style-name="gr4" draw:text-style-name="P1" draw:layer="layout" svg:x1="10.608cm" svg:y1="16.823cm" svg:x2="10.668cm" svg:y2="16.823cm">
          <text:p/>
        </draw:line>
        <draw:line draw:style-name="gr4" draw:text-style-name="P1" draw:layer="layout" svg:x1="10.727cm" svg:y1="16.823cm" svg:x2="10.786cm" svg:y2="16.823cm">
          <text:p/>
        </draw:line>
        <draw:line draw:style-name="gr4" draw:text-style-name="P1" draw:layer="layout" svg:x1="10.845cm" svg:y1="16.823cm" svg:x2="10.905cm" svg:y2="16.823cm">
          <text:p/>
        </draw:line>
        <draw:line draw:style-name="gr4" draw:text-style-name="P1" draw:layer="layout" svg:x1="10.964cm" svg:y1="16.823cm" svg:x2="11.023cm" svg:y2="16.823cm">
          <text:p/>
        </draw:line>
        <draw:line draw:style-name="gr4" draw:text-style-name="P1" draw:layer="layout" svg:x1="11.082cm" svg:y1="16.823cm" svg:x2="11.142cm" svg:y2="16.823cm">
          <text:p/>
        </draw:line>
        <draw:line draw:style-name="gr4" draw:text-style-name="P1" draw:layer="layout" svg:x1="11.201cm" svg:y1="16.823cm" svg:x2="11.26cm" svg:y2="16.823cm">
          <text:p/>
        </draw:line>
        <draw:line draw:style-name="gr4" draw:text-style-name="P1" draw:layer="layout" svg:x1="11.319cm" svg:y1="16.823cm" svg:x2="11.379cm" svg:y2="16.823cm">
          <text:p/>
        </draw:line>
        <draw:line draw:style-name="gr4" draw:text-style-name="P1" draw:layer="layout" svg:x1="11.438cm" svg:y1="16.823cm" svg:x2="11.497cm" svg:y2="16.823cm">
          <text:p/>
        </draw:line>
        <draw:line draw:style-name="gr4" draw:text-style-name="P1" draw:layer="layout" svg:x1="11.556cm" svg:y1="16.823cm" svg:x2="11.616cm" svg:y2="16.823cm">
          <text:p/>
        </draw:line>
        <draw:line draw:style-name="gr4" draw:text-style-name="P1" draw:layer="layout" svg:x1="11.675cm" svg:y1="16.823cm" svg:x2="11.739cm" svg:y2="16.823cm">
          <text:p/>
        </draw:line>
        <draw:line draw:style-name="gr4" draw:text-style-name="P1" draw:layer="layout" svg:x1="11.798cm" svg:y1="16.823cm" svg:x2="11.857cm" svg:y2="16.823cm">
          <text:p/>
        </draw:line>
        <draw:line draw:style-name="gr4" draw:text-style-name="P1" draw:layer="layout" svg:x1="11.916cm" svg:y1="16.823cm" svg:x2="11.976cm" svg:y2="16.823cm">
          <text:p/>
        </draw:line>
        <draw:line draw:style-name="gr4" draw:text-style-name="P1" draw:layer="layout" svg:x1="12.035cm" svg:y1="16.823cm" svg:x2="12.094cm" svg:y2="16.823cm">
          <text:p/>
        </draw:line>
        <draw:line draw:style-name="gr4" draw:text-style-name="P1" draw:layer="layout" svg:x1="12.153cm" svg:y1="16.823cm" svg:x2="12.213cm" svg:y2="16.823cm">
          <text:p/>
        </draw:line>
        <draw:line draw:style-name="gr4" draw:text-style-name="P1" draw:layer="layout" svg:x1="12.272cm" svg:y1="16.823cm" svg:x2="12.331cm" svg:y2="16.823cm">
          <text:p/>
        </draw:line>
        <draw:line draw:style-name="gr4" draw:text-style-name="P1" draw:layer="layout" svg:x1="12.39cm" svg:y1="16.823cm" svg:x2="12.45cm" svg:y2="16.823cm">
          <text:p/>
        </draw:line>
        <draw:line draw:style-name="gr4" draw:text-style-name="P1" draw:layer="layout" svg:x1="12.509cm" svg:y1="16.823cm" svg:x2="12.568cm" svg:y2="16.823cm">
          <text:p/>
        </draw:line>
        <draw:line draw:style-name="gr4" draw:text-style-name="P1" draw:layer="layout" svg:x1="12.628cm" svg:y1="16.823cm" svg:x2="12.687cm" svg:y2="16.823cm">
          <text:p/>
        </draw:line>
        <draw:line draw:style-name="gr4" draw:text-style-name="P1" draw:layer="layout" svg:x1="12.746cm" svg:y1="16.823cm" svg:x2="12.805cm" svg:y2="16.823cm">
          <text:p/>
        </draw:line>
        <draw:line draw:style-name="gr4" draw:text-style-name="P1" draw:layer="layout" svg:x1="12.865cm" svg:y1="16.823cm" svg:x2="12.924cm" svg:y2="16.823cm">
          <text:p/>
        </draw:line>
        <draw:line draw:style-name="gr4" draw:text-style-name="P1" draw:layer="layout" svg:x1="12.983cm" svg:y1="16.823cm" svg:x2="13.042cm" svg:y2="16.823cm">
          <text:p/>
        </draw:line>
        <draw:line draw:style-name="gr4" draw:text-style-name="P1" draw:layer="layout" svg:x1="13.102cm" svg:y1="16.823cm" svg:x2="13.161cm" svg:y2="16.823cm">
          <text:p/>
        </draw:line>
        <draw:line draw:style-name="gr4" draw:text-style-name="P1" draw:layer="layout" svg:x1="13.22cm" svg:y1="16.823cm" svg:x2="13.279cm" svg:y2="16.823cm">
          <text:p/>
        </draw:line>
        <draw:line draw:style-name="gr4" draw:text-style-name="P1" draw:layer="layout" svg:x1="13.339cm" svg:y1="16.823cm" svg:x2="13.398cm" svg:y2="16.823cm">
          <text:p/>
        </draw:line>
        <draw:line draw:style-name="gr4" draw:text-style-name="P1" draw:layer="layout" svg:x1="13.457cm" svg:y1="16.823cm" svg:x2="13.517cm" svg:y2="16.823cm">
          <text:p/>
        </draw:line>
        <draw:line draw:style-name="gr4" draw:text-style-name="P1" draw:layer="layout" svg:x1="13.576cm" svg:y1="16.823cm" svg:x2="13.635cm" svg:y2="16.823cm">
          <text:p/>
        </draw:line>
        <draw:line draw:style-name="gr4" draw:text-style-name="P1" draw:layer="layout" svg:x1="13.694cm" svg:y1="16.823cm" svg:x2="13.754cm" svg:y2="16.823cm">
          <text:p/>
        </draw:line>
        <draw:line draw:style-name="gr4" draw:text-style-name="P1" draw:layer="layout" svg:x1="13.813cm" svg:y1="16.823cm" svg:x2="13.872cm" svg:y2="16.823cm">
          <text:p/>
        </draw:line>
        <draw:line draw:style-name="gr4" draw:text-style-name="P1" draw:layer="layout" svg:x1="13.931cm" svg:y1="16.823cm" svg:x2="13.991cm" svg:y2="16.823cm">
          <text:p/>
        </draw:line>
        <draw:line draw:style-name="gr4" draw:text-style-name="P1" draw:layer="layout" svg:x1="14.05cm" svg:y1="16.823cm" svg:x2="14.109cm" svg:y2="16.823cm">
          <text:p/>
        </draw:line>
        <draw:line draw:style-name="gr4" draw:text-style-name="P1" draw:layer="layout" svg:x1="14.168cm" svg:y1="16.823cm" svg:x2="14.228cm" svg:y2="16.823cm">
          <text:p/>
        </draw:line>
        <draw:line draw:style-name="gr4" draw:text-style-name="P1" draw:layer="layout" svg:x1="14.287cm" svg:y1="16.823cm" svg:x2="14.346cm" svg:y2="16.823cm">
          <text:p/>
        </draw:line>
        <draw:line draw:style-name="gr4" draw:text-style-name="P1" draw:layer="layout" svg:x1="14.406cm" svg:y1="16.823cm" svg:x2="14.465cm" svg:y2="16.823cm">
          <text:p/>
        </draw:line>
        <draw:line draw:style-name="gr4" draw:text-style-name="P1" draw:layer="layout" svg:x1="14.524cm" svg:y1="16.823cm" svg:x2="14.583cm" svg:y2="16.823cm">
          <text:p/>
        </draw:line>
        <draw:line draw:style-name="gr4" draw:text-style-name="P1" draw:layer="layout" svg:x1="14.643cm" svg:y1="16.823cm" svg:x2="14.702cm" svg:y2="16.823cm">
          <text:p/>
        </draw:line>
        <draw:line draw:style-name="gr4" draw:text-style-name="P1" draw:layer="layout" svg:x1="14.761cm" svg:y1="16.823cm" svg:x2="14.82cm" svg:y2="16.823cm">
          <text:p/>
        </draw:line>
        <draw:line draw:style-name="gr4" draw:text-style-name="P1" draw:layer="layout" svg:x1="14.88cm" svg:y1="16.823cm" svg:x2="14.939cm" svg:y2="16.823cm">
          <text:p/>
        </draw:line>
        <draw:line draw:style-name="gr4" draw:text-style-name="P1" draw:layer="layout" svg:x1="14.998cm" svg:y1="16.823cm" svg:x2="15.057cm" svg:y2="16.823cm">
          <text:p/>
        </draw:line>
        <draw:line draw:style-name="gr4" draw:text-style-name="P1" draw:layer="layout" svg:x1="15.117cm" svg:y1="16.823cm" svg:x2="15.176cm" svg:y2="16.823cm">
          <text:p/>
        </draw:line>
        <draw:line draw:style-name="gr4" draw:text-style-name="P1" draw:layer="layout" svg:x1="15.235cm" svg:y1="16.823cm" svg:x2="15.295cm" svg:y2="16.823cm">
          <text:p/>
        </draw:line>
        <draw:line draw:style-name="gr4" draw:text-style-name="P1" draw:layer="layout" svg:x1="15.354cm" svg:y1="16.823cm" svg:x2="15.413cm" svg:y2="16.823cm">
          <text:p/>
        </draw:line>
        <draw:line draw:style-name="gr4" draw:text-style-name="P1" draw:layer="layout" svg:x1="15.472cm" svg:y1="16.823cm" svg:x2="15.532cm" svg:y2="16.823cm">
          <text:p/>
        </draw:line>
        <draw:line draw:style-name="gr4" draw:text-style-name="P1" draw:layer="layout" svg:x1="15.591cm" svg:y1="16.823cm" svg:x2="15.65cm" svg:y2="16.823cm">
          <text:p/>
        </draw:line>
        <draw:line draw:style-name="gr4" draw:text-style-name="P1" draw:layer="layout" svg:x1="15.709cm" svg:y1="16.823cm" svg:x2="15.769cm" svg:y2="16.823cm">
          <text:p/>
        </draw:line>
        <draw:line draw:style-name="gr4" draw:text-style-name="P1" draw:layer="layout" svg:x1="15.828cm" svg:y1="16.823cm" svg:x2="15.887cm" svg:y2="16.823cm">
          <text:p/>
        </draw:line>
        <draw:line draw:style-name="gr4" draw:text-style-name="P1" draw:layer="layout" svg:x1="15.946cm" svg:y1="16.823cm" svg:x2="16.006cm" svg:y2="16.823cm">
          <text:p/>
        </draw:line>
        <draw:line draw:style-name="gr4" draw:text-style-name="P1" draw:layer="layout" svg:x1="16.065cm" svg:y1="16.823cm" svg:x2="16.124cm" svg:y2="16.823cm">
          <text:p/>
        </draw:line>
        <draw:line draw:style-name="gr4" draw:text-style-name="P1" draw:layer="layout" svg:x1="16.184cm" svg:y1="16.823cm" svg:x2="16.243cm" svg:y2="16.823cm">
          <text:p/>
        </draw:line>
        <draw:line draw:style-name="gr4" draw:text-style-name="P1" draw:layer="layout" svg:x1="16.302cm" svg:y1="16.823cm" svg:x2="16.361cm" svg:y2="16.823cm">
          <text:p/>
        </draw:line>
        <draw:line draw:style-name="gr4" draw:text-style-name="P1" draw:layer="layout" svg:x1="16.421cm" svg:y1="16.823cm" svg:x2="16.48cm" svg:y2="16.823cm">
          <text:p/>
        </draw:line>
        <draw:line draw:style-name="gr4" draw:text-style-name="P1" draw:layer="layout" svg:x1="16.539cm" svg:y1="16.823cm" svg:x2="16.598cm" svg:y2="16.823cm">
          <text:p/>
        </draw:line>
        <draw:line draw:style-name="gr4" draw:text-style-name="P1" draw:layer="layout" svg:x1="16.658cm" svg:y1="16.823cm" svg:x2="16.717cm" svg:y2="16.823cm">
          <text:p/>
        </draw:line>
        <draw:line draw:style-name="gr4" draw:text-style-name="P1" draw:layer="layout" svg:x1="16.776cm" svg:y1="16.823cm" svg:x2="16.835cm" svg:y2="16.823cm">
          <text:p/>
        </draw:line>
        <draw:line draw:style-name="gr4" draw:text-style-name="P1" draw:layer="layout" svg:x1="16.895cm" svg:y1="16.823cm" svg:x2="16.954cm" svg:y2="16.823cm">
          <text:p/>
        </draw:line>
        <draw:line draw:style-name="gr4" draw:text-style-name="P1" draw:layer="layout" svg:x1="17.013cm" svg:y1="16.823cm" svg:x2="17.073cm" svg:y2="16.823cm">
          <text:p/>
        </draw:line>
        <draw:line draw:style-name="gr4" draw:text-style-name="P1" draw:layer="layout" svg:x1="17.132cm" svg:y1="16.823cm" svg:x2="17.191cm" svg:y2="16.823cm">
          <text:p/>
        </draw:line>
        <draw:line draw:style-name="gr4" draw:text-style-name="P1" draw:layer="layout" svg:x1="17.25cm" svg:y1="16.823cm" svg:x2="17.31cm" svg:y2="16.823cm">
          <text:p/>
        </draw:line>
        <draw:line draw:style-name="gr4" draw:text-style-name="P1" draw:layer="layout" svg:x1="17.369cm" svg:y1="16.823cm" svg:x2="17.428cm" svg:y2="16.823cm">
          <text:p/>
        </draw:line>
        <draw:line draw:style-name="gr4" draw:text-style-name="P1" draw:layer="layout" svg:x1="17.487cm" svg:y1="16.823cm" svg:x2="17.547cm" svg:y2="16.823cm">
          <text:p/>
        </draw:line>
        <draw:line draw:style-name="gr4" draw:text-style-name="P1" draw:layer="layout" svg:x1="17.606cm" svg:y1="16.823cm" svg:x2="17.665cm" svg:y2="16.823cm">
          <text:p/>
        </draw:line>
        <draw:line draw:style-name="gr4" draw:text-style-name="P1" draw:layer="layout" svg:x1="17.724cm" svg:y1="16.823cm" svg:x2="17.784cm" svg:y2="16.823cm">
          <text:p/>
        </draw:line>
        <draw:line draw:style-name="gr4" draw:text-style-name="P1" draw:layer="layout" svg:x1="17.843cm" svg:y1="16.823cm" svg:x2="17.902cm" svg:y2="16.823cm">
          <text:p/>
        </draw:line>
        <draw:line draw:style-name="gr4" draw:text-style-name="P1" draw:layer="layout" svg:x1="17.962cm" svg:y1="16.823cm" svg:x2="17.995cm" svg:y2="16.823cm">
          <text:p/>
        </draw:line>
        <draw:polyline draw:style-name="gr4" draw:text-style-name="P1" draw:layer="layout" svg:width="0cm" svg:height="0cm" svg:x="17.995cm" svg:y="16.823cm" svg:viewBox="0 0 0 0" draw:points="0,0">
          <text:p/>
        </draw:polyline>
        <draw:frame draw:style-name="gr5" draw:text-style-name="P3" draw:layer="layout" svg:width="2cm" svg:height="0.501cm" svg:x="14.465cm" svg:y="16.162cm">
          <draw:text-box>
            <text:p text:style-name="P2"><text:span text:style-name="T1">パルス波</text:span></text:p>
          </draw:text-box>
        </draw:frame>
        <draw:frame draw:style-name="gr5" draw:text-style-name="P3" draw:layer="layout" svg:width="2cm" svg:height="0.501cm" svg:x="14.432cm" svg:y="16.144cm">
          <draw:text-box>
            <text:p text:style-name="P2"><text:span text:style-name="T1">パルス波</text:span></text:p>
          </draw:text-box>
        </draw:frame>
        <draw:frame draw:style-name="gr5" draw:text-style-name="P3" draw:layer="layout" svg:width="2cm" svg:height="0.501cm" svg:x="14.465cm" svg:y="16.169cm">
          <draw:text-box>
            <text:p text:style-name="P2"><text:span text:style-name="T1">パルス波</text:span></text:p>
          </draw:text-box>
        </draw:frame>
        <draw:frame draw:style-name="gr5" draw:text-style-name="P3" draw:layer="layout" svg:width="2cm" svg:height="0.501cm" svg:x="14.432cm" svg:y="16.169cm">
          <draw:text-box>
            <text:p text:style-name="P2"><text:span text:style-name="T1">パルス波</text:span></text:p>
          </draw:text-box>
        </draw:frame>
        <draw:frame draw:style-name="gr5" draw:text-style-name="P3" draw:layer="layout" svg:width="2cm" svg:height="0.501cm" svg:x="14.465cm" svg:y="16.136cm">
          <draw:text-box>
            <text:p text:style-name="P2"><text:span text:style-name="T1">パルス波</text:span></text:p>
          </draw:text-box>
        </draw:frame>
        <draw:frame draw:style-name="gr5" draw:text-style-name="P3" draw:layer="layout" svg:width="2cm" svg:height="0.501cm" svg:x="14.432cm" svg:y="16.136cm">
          <draw:text-box>
            <text:p text:style-name="P2"><text:span text:style-name="T1">パルス波</text:span></text:p>
          </draw:text-box>
        </draw:frame>
        <draw:frame draw:style-name="gr5" draw:text-style-name="P3" draw:layer="layout" svg:width="2cm" svg:height="0.501cm" svg:x="14.447cm" svg:y="16.152cm">
          <draw:text-box>
            <text:p text:style-name="P2"><text:span text:style-name="T2">パルス波</text:span></text:p>
          </draw:text-box>
        </draw:frame>
        <draw:frame draw:style-name="gr6" draw:text-style-name="P4" draw:layer="layout" svg:width="3.854cm" svg:height="0.7cm" svg:x="14.49cm" svg:y="18.094cm">
          <draw:text-box>
            <text:p text:style-name="P2"><text:span text:style-name="T3">時間 </text:span><text:span text:style-name="T3">t[μs]</text:span></text:p>
          </draw:text-box>
        </draw:frame>
        <draw:frame draw:style-name="gr6" draw:text-style-name="P4" draw:layer="layout" svg:width="3.854cm" svg:height="0.7cm" svg:x="14.439cm" svg:y="18.067cm">
          <draw:text-box>
            <text:p text:style-name="P2"><text:span text:style-name="T3">時間 </text:span><text:span text:style-name="T3">t[μs]</text:span></text:p>
          </draw:text-box>
        </draw:frame>
        <draw:frame draw:style-name="gr6" draw:text-style-name="P4" draw:layer="layout" svg:width="3.854cm" svg:height="0.7cm" svg:x="14.49cm" svg:y="18.105cm">
          <draw:text-box>
            <text:p text:style-name="P2"><text:span text:style-name="T3">時間 </text:span><text:span text:style-name="T3">t[μs]</text:span></text:p>
          </draw:text-box>
        </draw:frame>
        <draw:frame draw:style-name="gr6" draw:text-style-name="P4" draw:layer="layout" svg:width="3.854cm" svg:height="0.7cm" svg:x="14.439cm" svg:y="18.105cm">
          <draw:text-box>
            <text:p text:style-name="P2"><text:span text:style-name="T3">時間 </text:span><text:span text:style-name="T3">t[μs]</text:span></text:p>
          </draw:text-box>
        </draw:frame>
        <draw:frame draw:style-name="gr6" draw:text-style-name="P4" draw:layer="layout" svg:width="3.854cm" svg:height="0.7cm" svg:x="14.49cm" svg:y="18.056cm">
          <draw:text-box>
            <text:p text:style-name="P2"><text:span text:style-name="T3">時間 </text:span><text:span text:style-name="T3">t[μs]</text:span></text:p>
          </draw:text-box>
        </draw:frame>
        <draw:frame draw:style-name="gr6" draw:text-style-name="P4" draw:layer="layout" svg:width="3.854cm" svg:height="0.7cm" svg:x="14.439cm" svg:y="18.056cm">
          <draw:text-box>
            <text:p text:style-name="P2"><text:span text:style-name="T3">時間 </text:span><text:span text:style-name="T3">t[μs]</text:span></text:p>
          </draw:text-box>
        </draw:frame>
        <draw:frame draw:style-name="gr6" draw:text-style-name="P4" draw:layer="layout" svg:width="3.854cm" svg:height="0.7cm" svg:x="14.466cm" svg:y="18.08cm">
          <draw:text-box>
            <text:p text:style-name="P2"><text:span text:style-name="T4">時間 </text:span><text:span text:style-name="T4">t[μs]</text:span></text:p>
          </draw:text-box>
        </draw:frame>
        <draw:frame draw:style-name="gr7" draw:text-style-name="P5" draw:layer="layout" svg:width="6.225cm" svg:height="0.564cm" svg:x="9.432cm" svg:y="16.85cm">
          <draw:text-box>
            <text:p text:style-name="P2"><text:span text:style-name="T5">PWM</text:span><text:span text:style-name="T5">の周期 </text:span><text:span text:style-name="T5">T=20000[μs]</text:span></text:p>
          </draw:text-box>
        </draw:frame>
        <draw:frame draw:style-name="gr7" draw:text-style-name="P5" draw:layer="layout" svg:width="6.225cm" svg:height="0.564cm" svg:x="9.39cm" svg:y="16.835cm">
          <draw:text-box>
            <text:p text:style-name="P2"><text:span text:style-name="T5">PWM</text:span><text:span text:style-name="T5">の周期 </text:span><text:span text:style-name="T5">T=20000[μs]</text:span></text:p>
          </draw:text-box>
        </draw:frame>
        <draw:frame draw:style-name="gr7" draw:text-style-name="P5" draw:layer="layout" svg:width="6.225cm" svg:height="0.564cm" svg:x="9.432cm" svg:y="16.863cm">
          <draw:text-box>
            <text:p text:style-name="P2"><text:span text:style-name="T5">PWM</text:span><text:span text:style-name="T5">の周期 </text:span><text:span text:style-name="T5">T=20000[μs]</text:span></text:p>
          </draw:text-box>
        </draw:frame>
        <draw:frame draw:style-name="gr7" draw:text-style-name="P5" draw:layer="layout" svg:width="6.225cm" svg:height="0.564cm" svg:x="9.39cm" svg:y="16.863cm">
          <draw:text-box>
            <text:p text:style-name="P2"><text:span text:style-name="T5">PWM</text:span><text:span text:style-name="T5">の周期 </text:span><text:span text:style-name="T5">T=20000[μs]</text:span></text:p>
          </draw:text-box>
        </draw:frame>
        <draw:frame draw:style-name="gr7" draw:text-style-name="P5" draw:layer="layout" svg:width="6.225cm" svg:height="0.564cm" svg:x="9.432cm" svg:y="16.822cm">
          <draw:text-box>
            <text:p text:style-name="P2"><text:span text:style-name="T5">PWM</text:span><text:span text:style-name="T5">の周期 </text:span><text:span text:style-name="T5">T=20000[μs]</text:span></text:p>
          </draw:text-box>
        </draw:frame>
        <draw:frame draw:style-name="gr7" draw:text-style-name="P5" draw:layer="layout" svg:width="6.225cm" svg:height="0.564cm" svg:x="9.39cm" svg:y="16.822cm">
          <draw:text-box>
            <text:p text:style-name="P2"><text:span text:style-name="T5">PWM</text:span><text:span text:style-name="T5">の周期 </text:span><text:span text:style-name="T5">T=20000[μs]</text:span></text:p>
          </draw:text-box>
        </draw:frame>
        <draw:frame draw:style-name="gr7" draw:text-style-name="P5" draw:layer="layout" svg:width="6.225cm" svg:height="0.564cm" svg:x="9.41cm" svg:y="16.844cm">
          <draw:text-box>
            <text:p text:style-name="P2"><text:span text:style-name="T6">PWM</text:span><text:span text:style-name="T6">の周期 </text:span><text:span text:style-name="T6">T=20000[μs]</text:span></text:p>
          </draw:text-box>
        </draw:frame>
        <draw:frame draw:style-name="gr6" draw:text-style-name="P4" draw:layer="layout" svg:width="2.813cm" svg:height="0.7cm" svg:x="2.552cm" svg:y="13.368cm">
          <draw:text-box>
            <text:p text:style-name="P2"><text:span text:style-name="T3">ON(5[V])</text:span></text:p>
          </draw:text-box>
        </draw:frame>
        <draw:frame draw:style-name="gr6" draw:text-style-name="P4" draw:layer="layout" svg:width="2.813cm" svg:height="0.7cm" svg:x="2.503cm" svg:y="13.344cm">
          <draw:text-box>
            <text:p text:style-name="P2"><text:span text:style-name="T3">ON(5[V])</text:span></text:p>
          </draw:text-box>
        </draw:frame>
        <draw:frame draw:style-name="gr6" draw:text-style-name="P4" draw:layer="layout" svg:width="2.813cm" svg:height="0.7cm" svg:x="2.552cm" svg:y="13.382cm">
          <draw:text-box>
            <text:p text:style-name="P2"><text:span text:style-name="T3">ON(5[V])</text:span></text:p>
          </draw:text-box>
        </draw:frame>
        <draw:frame draw:style-name="gr6" draw:text-style-name="P4" draw:layer="layout" svg:width="2.813cm" svg:height="0.7cm" svg:x="2.503cm" svg:y="13.382cm">
          <draw:text-box>
            <text:p text:style-name="P2"><text:span text:style-name="T3">ON(5[V])</text:span></text:p>
          </draw:text-box>
        </draw:frame>
        <draw:frame draw:style-name="gr6" draw:text-style-name="P4" draw:layer="layout" svg:width="2.813cm" svg:height="0.7cm" svg:x="2.552cm" svg:y="13.33cm">
          <draw:text-box>
            <text:p text:style-name="P2"><text:span text:style-name="T3">ON(5[V])</text:span></text:p>
          </draw:text-box>
        </draw:frame>
        <draw:frame draw:style-name="gr6" draw:text-style-name="P4" draw:layer="layout" svg:width="2.813cm" svg:height="0.7cm" svg:x="2.503cm" svg:y="13.33cm">
          <draw:text-box>
            <text:p text:style-name="P2"><text:span text:style-name="T3">ON(5[V])</text:span></text:p>
          </draw:text-box>
        </draw:frame>
        <draw:frame draw:style-name="gr6" draw:text-style-name="P4" draw:layer="layout" svg:width="2.813cm" svg:height="0.7cm" svg:x="2.528cm" svg:y="13.355cm">
          <draw:text-box>
            <text:p text:style-name="P2"><text:span text:style-name="T4">ON(5[V])</text:span></text:p>
          </draw:text-box>
        </draw:frame>
        <draw:frame draw:style-name="gr6" draw:text-style-name="P4" draw:layer="layout" svg:width="3.164cm" svg:height="0.7cm" svg:x="2.289cm" svg:y="16.492cm">
          <draw:text-box>
            <text:p text:style-name="P2"><text:span text:style-name="T3">OFF(0[V])</text:span></text:p>
          </draw:text-box>
        </draw:frame>
        <draw:frame draw:style-name="gr6" draw:text-style-name="P4" draw:layer="layout" svg:width="3.164cm" svg:height="0.7cm" svg:x="2.24cm" svg:y="16.468cm">
          <draw:text-box>
            <text:p text:style-name="P2"><text:span text:style-name="T3">OFF(0[V])</text:span></text:p>
          </draw:text-box>
        </draw:frame>
        <draw:frame draw:style-name="gr6" draw:text-style-name="P4" draw:layer="layout" svg:width="3.164cm" svg:height="0.7cm" svg:x="2.289cm" svg:y="16.506cm">
          <draw:text-box>
            <text:p text:style-name="P2"><text:span text:style-name="T3">OFF(0[V])</text:span></text:p>
          </draw:text-box>
        </draw:frame>
        <draw:frame draw:style-name="gr6" draw:text-style-name="P4" draw:layer="layout" svg:width="3.164cm" svg:height="0.7cm" svg:x="2.24cm" svg:y="16.506cm">
          <draw:text-box>
            <text:p text:style-name="P2"><text:span text:style-name="T3">OFF(0[V])</text:span></text:p>
          </draw:text-box>
        </draw:frame>
        <draw:frame draw:style-name="gr6" draw:text-style-name="P4" draw:layer="layout" svg:width="3.164cm" svg:height="0.7cm" svg:x="2.289cm" svg:y="16.454cm">
          <draw:text-box>
            <text:p text:style-name="P2"><text:span text:style-name="T3">OFF(0[V])</text:span></text:p>
          </draw:text-box>
        </draw:frame>
        <draw:frame draw:style-name="gr6" draw:text-style-name="P4" draw:layer="layout" svg:width="3.164cm" svg:height="0.7cm" svg:x="2.24cm" svg:y="16.454cm">
          <draw:text-box>
            <text:p text:style-name="P2"><text:span text:style-name="T3">OFF(0[V])</text:span></text:p>
          </draw:text-box>
        </draw:frame>
        <draw:frame draw:style-name="gr6" draw:text-style-name="P4" draw:layer="layout" svg:width="3.164cm" svg:height="0.7cm" svg:x="2.265cm" svg:y="16.479cm">
          <draw:text-box>
            <text:p text:style-name="P2"><text:span text:style-name="T4">OFF(0[V])</text:span></text:p>
          </draw:text-box>
        </draw:frame>
        <draw:frame draw:style-name="gr6" draw:text-style-name="P4" draw:layer="layout" svg:width="3.858cm" svg:height="0.7cm" svg:x="1.934cm" svg:y="11.455cm">
          <draw:text-box>
            <text:p text:style-name="P2"><text:span text:style-name="T3">電圧 </text:span><text:span text:style-name="T3">Vin[V]</text:span></text:p>
          </draw:text-box>
        </draw:frame>
        <draw:frame draw:style-name="gr6" draw:text-style-name="P4" draw:layer="layout" svg:width="3.858cm" svg:height="0.7cm" svg:x="1.885cm" svg:y="11.428cm">
          <draw:text-box>
            <text:p text:style-name="P2"><text:span text:style-name="T3">電圧 </text:span><text:span text:style-name="T3">Vin[V]</text:span></text:p>
          </draw:text-box>
        </draw:frame>
        <draw:frame draw:style-name="gr6" draw:text-style-name="P4" draw:layer="layout" svg:width="3.858cm" svg:height="0.7cm" svg:x="1.934cm" svg:y="11.466cm">
          <draw:text-box>
            <text:p text:style-name="P2"><text:span text:style-name="T3">電圧 </text:span><text:span text:style-name="T3">Vin[V]</text:span></text:p>
          </draw:text-box>
        </draw:frame>
        <draw:frame draw:style-name="gr6" draw:text-style-name="P4" draw:layer="layout" svg:width="3.858cm" svg:height="0.7cm" svg:x="1.885cm" svg:y="11.466cm">
          <draw:text-box>
            <text:p text:style-name="P2"><text:span text:style-name="T3">電圧 </text:span><text:span text:style-name="T3">Vin[V]</text:span></text:p>
          </draw:text-box>
        </draw:frame>
        <draw:frame draw:style-name="gr6" draw:text-style-name="P4" draw:layer="layout" svg:width="3.858cm" svg:height="0.7cm" svg:x="1.934cm" svg:y="11.417cm">
          <draw:text-box>
            <text:p text:style-name="P2"><text:span text:style-name="T3">電圧 </text:span><text:span text:style-name="T3">Vin[V]</text:span></text:p>
          </draw:text-box>
        </draw:frame>
        <draw:frame draw:style-name="gr6" draw:text-style-name="P4" draw:layer="layout" svg:width="3.858cm" svg:height="0.7cm" svg:x="1.885cm" svg:y="11.417cm">
          <draw:text-box>
            <text:p text:style-name="P2"><text:span text:style-name="T3">電圧 </text:span><text:span text:style-name="T3">Vin[V]</text:span></text:p>
          </draw:text-box>
        </draw:frame>
        <draw:frame draw:style-name="gr6" draw:text-style-name="P4" draw:layer="layout" svg:width="3.858cm" svg:height="0.7cm" svg:x="1.909cm" svg:y="11.442cm">
          <draw:text-box>
            <text:p text:style-name="P2"><text:span text:style-name="T4">電圧 </text:span><text:span text:style-name="T4">Vin[V]</text:span></text:p>
          </draw:text-box>
        </draw:frame>
        <draw:frame draw:style-name="gr6" draw:text-style-name="P4" draw:layer="layout" svg:width="3.508cm" svg:height="0.7cm" svg:x="2.145cm" svg:y="12.192cm">
          <draw:text-box>
            <text:p text:style-name="P2"><text:span text:style-name="T3">（</text:span><text:span text:style-name="T3">ON/OFF</text:span><text:span text:style-name="T3">）</text:span></text:p>
          </draw:text-box>
        </draw:frame>
        <draw:frame draw:style-name="gr6" draw:text-style-name="P4" draw:layer="layout" svg:width="3.508cm" svg:height="0.7cm" svg:x="2.096cm" svg:y="12.165cm">
          <draw:text-box>
            <text:p text:style-name="P2"><text:span text:style-name="T3">（</text:span><text:span text:style-name="T3">ON/OFF</text:span><text:span text:style-name="T3">）</text:span></text:p>
          </draw:text-box>
        </draw:frame>
        <draw:frame draw:style-name="gr6" draw:text-style-name="P4" draw:layer="layout" svg:width="3.508cm" svg:height="0.7cm" svg:x="2.145cm" svg:y="12.203cm">
          <draw:text-box>
            <text:p text:style-name="P2"><text:span text:style-name="T3">（</text:span><text:span text:style-name="T3">ON/OFF</text:span><text:span text:style-name="T3">）</text:span></text:p>
          </draw:text-box>
        </draw:frame>
        <draw:frame draw:style-name="gr6" draw:text-style-name="P4" draw:layer="layout" svg:width="3.508cm" svg:height="0.7cm" svg:x="2.096cm" svg:y="12.203cm">
          <draw:text-box>
            <text:p text:style-name="P2"><text:span text:style-name="T3">（</text:span><text:span text:style-name="T3">ON/OFF</text:span><text:span text:style-name="T3">）</text:span></text:p>
          </draw:text-box>
        </draw:frame>
        <draw:frame draw:style-name="gr6" draw:text-style-name="P4" draw:layer="layout" svg:width="3.508cm" svg:height="0.7cm" svg:x="2.145cm" svg:y="12.154cm">
          <draw:text-box>
            <text:p text:style-name="P2"><text:span text:style-name="T3">（</text:span><text:span text:style-name="T3">ON/OFF</text:span><text:span text:style-name="T3">）</text:span></text:p>
          </draw:text-box>
        </draw:frame>
        <draw:frame draw:style-name="gr6" draw:text-style-name="P4" draw:layer="layout" svg:width="3.508cm" svg:height="0.7cm" svg:x="2.096cm" svg:y="12.154cm">
          <draw:text-box>
            <text:p text:style-name="P2"><text:span text:style-name="T3">（</text:span><text:span text:style-name="T3">ON/OFF</text:span><text:span text:style-name="T3">）</text:span></text:p>
          </draw:text-box>
        </draw:frame>
        <draw:frame draw:style-name="gr6" draw:text-style-name="P4" draw:layer="layout" svg:width="3.508cm" svg:height="0.7cm" svg:x="2.121cm" svg:y="12.179cm">
          <draw:text-box>
            <text:p text:style-name="P2"><text:span text:style-name="T4">（</text:span><text:span text:style-name="T4">ON/OFF</text:span><text:span text:style-name="T4">）</text:span></text:p>
          </draw:text-box>
        </draw:frame>
        <draw:frame draw:style-name="gr6" draw:text-style-name="P4" draw:layer="layout" svg:width="0.693cm" svg:height="0.7cm" svg:x="5.549cm" svg:y="17.848cm">
          <draw:text-box>
            <text:p text:style-name="P2"><text:span text:style-name="T3">O</text:span></text:p>
          </draw:text-box>
        </draw:frame>
        <draw:frame draw:style-name="gr6" draw:text-style-name="P4" draw:layer="layout" svg:width="0.693cm" svg:height="0.7cm" svg:x="5.5cm" svg:y="17.821cm">
          <draw:text-box>
            <text:p text:style-name="P2"><text:span text:style-name="T3">O</text:span></text:p>
          </draw:text-box>
        </draw:frame>
        <draw:frame draw:style-name="gr6" draw:text-style-name="P4" draw:layer="layout" svg:width="0.693cm" svg:height="0.7cm" svg:x="5.549cm" svg:y="17.859cm">
          <draw:text-box>
            <text:p text:style-name="P2"><text:span text:style-name="T3">O</text:span></text:p>
          </draw:text-box>
        </draw:frame>
        <draw:frame draw:style-name="gr6" draw:text-style-name="P4" draw:layer="layout" svg:width="0.693cm" svg:height="0.7cm" svg:x="5.5cm" svg:y="17.859cm">
          <draw:text-box>
            <text:p text:style-name="P2"><text:span text:style-name="T3">O</text:span></text:p>
          </draw:text-box>
        </draw:frame>
        <draw:frame draw:style-name="gr6" draw:text-style-name="P4" draw:layer="layout" svg:width="0.693cm" svg:height="0.7cm" svg:x="5.549cm" svg:y="17.81cm">
          <draw:text-box>
            <text:p text:style-name="P2"><text:span text:style-name="T3">O</text:span></text:p>
          </draw:text-box>
        </draw:frame>
        <draw:frame draw:style-name="gr6" draw:text-style-name="P4" draw:layer="layout" svg:width="0.693cm" svg:height="0.7cm" svg:x="5.5cm" svg:y="17.81cm">
          <draw:text-box>
            <text:p text:style-name="P2"><text:span text:style-name="T3">O</text:span></text:p>
          </draw:text-box>
        </draw:frame>
        <draw:frame draw:style-name="gr6" draw:text-style-name="P4" draw:layer="layout" svg:width="0.693cm" svg:height="0.7cm" svg:x="5.524cm" svg:y="17.835cm">
          <draw:text-box>
            <text:p text:style-name="P2"><text:span text:style-name="T4">O</text:span></text:p>
          </draw:text-box>
        </draw:frame>
        <draw:frame draw:style-name="gr8" draw:text-style-name="P6" draw:layer="layout" svg:width="7.232cm" svg:height="0.518cm" svg:x="7.967cm" svg:y="12.406cm">
          <draw:text-box>
            <text:p text:style-name="P2"><text:span text:style-name="T7">ON</text:span><text:span text:style-name="T7">の時間 </text:span><text:span text:style-name="T7">Ton=1000</text:span><text:span text:style-name="T7">～</text:span><text:span text:style-name="T7">2000[μs]</text:span></text:p>
          </draw:text-box>
        </draw:frame>
        <draw:frame draw:style-name="gr8" draw:text-style-name="P6" draw:layer="layout" svg:width="7.232cm" svg:height="0.518cm" svg:x="7.925cm" svg:y="12.39cm">
          <draw:text-box>
            <text:p text:style-name="P2"><text:span text:style-name="T7">ON</text:span><text:span text:style-name="T7">の時間 </text:span><text:span text:style-name="T7">Ton=1000</text:span><text:span text:style-name="T7">～</text:span><text:span text:style-name="T7">2000[μs]</text:span></text:p>
          </draw:text-box>
        </draw:frame>
        <draw:frame draw:style-name="gr8" draw:text-style-name="P6" draw:layer="layout" svg:width="7.232cm" svg:height="0.518cm" svg:x="7.967cm" svg:y="12.42cm">
          <draw:text-box>
            <text:p text:style-name="P2"><text:span text:style-name="T7">ON</text:span><text:span text:style-name="T7">の時間 </text:span><text:span text:style-name="T7">Ton=1000</text:span><text:span text:style-name="T7">～</text:span><text:span text:style-name="T7">2000[μs]</text:span></text:p>
          </draw:text-box>
        </draw:frame>
        <draw:frame draw:style-name="gr8" draw:text-style-name="P6" draw:layer="layout" svg:width="7.232cm" svg:height="0.518cm" svg:x="7.925cm" svg:y="12.42cm">
          <draw:text-box>
            <text:p text:style-name="P2"><text:span text:style-name="T7">ON</text:span><text:span text:style-name="T7">の時間 </text:span><text:span text:style-name="T7">Ton=1000</text:span><text:span text:style-name="T7">～</text:span><text:span text:style-name="T7">2000[μs]</text:span></text:p>
          </draw:text-box>
        </draw:frame>
        <draw:frame draw:style-name="gr8" draw:text-style-name="P6" draw:layer="layout" svg:width="7.232cm" svg:height="0.518cm" svg:x="7.967cm" svg:y="12.378cm">
          <draw:text-box>
            <text:p text:style-name="P2"><text:span text:style-name="T7">ON</text:span><text:span text:style-name="T7">の時間 </text:span><text:span text:style-name="T7">Ton=1000</text:span><text:span text:style-name="T7">～</text:span><text:span text:style-name="T7">2000[μs]</text:span></text:p>
          </draw:text-box>
        </draw:frame>
        <draw:frame draw:style-name="gr8" draw:text-style-name="P6" draw:layer="layout" svg:width="7.232cm" svg:height="0.518cm" svg:x="7.925cm" svg:y="12.378cm">
          <draw:text-box>
            <text:p text:style-name="P2"><text:span text:style-name="T7">ON</text:span><text:span text:style-name="T7">の時間 </text:span><text:span text:style-name="T7">Ton=1000</text:span><text:span text:style-name="T7">～</text:span><text:span text:style-name="T7">2000[μs]</text:span></text:p>
          </draw:text-box>
        </draw:frame>
        <draw:frame draw:style-name="gr8" draw:text-style-name="P6" draw:layer="layout" svg:width="7.232cm" svg:height="0.518cm" svg:x="7.947cm" svg:y="12.398cm">
          <draw:text-box>
            <text:p text:style-name="P2"><text:span text:style-name="T8">パルス幅 </text:span><text:span text:style-name="T8">Ton=1000</text:span><text:span text:style-name="T8">～</text:span><text:span text:style-name="T8">2000[μs]</text:span></text:p>
          </draw:text-box>
        </draw:frame>
        <draw:custom-shape draw:style-name="gr9" draw:text-style-name="P9" draw:layer="measurelines" svg:width="5.5cm" svg:height="2.5cm" svg:x="9cm" svg:y="9.5cm">
          <text:p text:style-name="P7"><text:span text:style-name="T9">サーボ動作例</text:span></text:p>
          <text:p text:style-name="P8"><text:span text:style-name="T10">1000⇒</text:span><text:span text:style-name="T10">左回転</text:span><text:span text:style-name="T10">(0°)</text:span></text:p>
          <text:p text:style-name="P8"><text:span text:style-name="T11">1500⇒</text:span><text:span text:style-name="T11">中立　</text:span><text:span text:style-name="T10">(90°)</text:span></text:p>
          <text:p text:style-name="P8"><text:span text:style-name="T11">2000⇒</text:span><text:span text:style-name="T11">右回転</text:span><text:span text:style-name="T10">(180°)</text:span></text:p>
          <draw:enhanced-geometry svg:viewBox="0 0 21600 21600" draw:text-areas="800 800 20800 20800" draw:mirror-horizontal="false" draw:mirror-vertical="false" draw:type="round-rectangular-callout" draw:modifiers="13719.3964733685 25356.89724110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IDFont+F1" svg:font-family="CIDFont+F1" style:font-pitch="variable"/>
    <style:font-face style:name="CIDFont+F11" svg:font-family="CIDFont+F1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family-generic="system" style:font-pitch="variable"/>
    <style:font-face style:name="ＭＳ ゴシック" svg:font-family="'ＭＳ ゴシック'" style:font-adornments="標準" style:font-family-generic="modern" style:font-pitch="fixed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2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-dash="Dash_20_Dot_20_1"/>
      <style:text-properties style:font-name="ＭＳ ゴシック" fo:font-family="'ＭＳ ゴシック'" style:font-style-name="標準" style:font-family-generic="modern" style:font-pitch="fixed" style:font-name-asian="ＭＳ ゴシック" style:font-family-asian="'ＭＳ ゴシック'" style:font-style-name-asian="標準" style:font-family-generic-asian="modern" style:font-pitch-asian="fixed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1.4cm" fo:margin-bottom="1cm" fo:margin-left="1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02T10:51:51.778000000</dc:date>
    <meta:editing-duration>PT9M2S</meta:editing-duration>
    <meta:editing-cycles>8</meta:editing-cycles>
    <meta:generator>LibreOffice/7.3.7.2$Windows_X86_64 LibreOffice_project/e114eadc50a9ff8d8c8a0567d6da8f454beeb84f</meta:generator>
    <meta:document-statistic meta:object-count="312"/>
  </office:meta>
</office:document-meta>
</file>